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50000000138B29FA6D9DF182CA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P5" style:family="paragraph" style:parent-style-name="Footer">
      <style:text-properties officeooo:rsid="000d4b49" officeooo:paragraph-rsid="000d4b49"/>
    </style:style>
    <style:style style:name="P6" style:family="paragraph" style:parent-style-name="Header">
      <style:text-properties officeooo:rsid="000d4b49" officeooo:paragraph-rsid="000d4b49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style:font-name="Liberation Sans" fo:font-size="18.2000007629395pt" fo:font-weight="bold" officeooo:rsid="0011c871" officeooo:paragraph-rsid="0011c87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9" style:family="paragraph" style:parent-style-name="Heading_20_2">
      <style:paragraph-properties fo:margin-top="0.199cm" fo:margin-bottom="0.101cm" style:contextual-spacing="false"/>
    </style:style>
    <style:style style:name="P10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7ff27" officeooo:paragraph-rsid="0017ff2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1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a567d" officeooo:paragraph-rsid="001a567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2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08b3" officeooo:paragraph-rsid="001908b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3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7268" officeooo:paragraph-rsid="0019726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213fb8" officeooo:paragraph-rsid="00213f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5" style:family="paragraph" style:parent-style-name="Heading_20_3">
      <style:paragraph-properties fo:margin-top="0cm" fo:margin-bottom="0.101cm" style:contextual-spacing="false"/>
    </style:style>
    <style:style style:name="P16" style:family="paragraph" style:parent-style-name="Heading_20_3">
      <style:paragraph-properties fo:margin-top="0cm" fo:margin-bottom="0.101cm" style:contextual-spacing="false"/>
      <style:text-properties officeooo:paragraph-rsid="0017ff27"/>
    </style:style>
    <style:style style:name="P17" style:family="paragraph" style:parent-style-name="Heading_20_3">
      <style:paragraph-properties fo:margin-top="0cm" fo:margin-bottom="0.101cm" style:contextual-spacing="false"/>
      <style:text-properties officeooo:paragraph-rsid="001908b3"/>
    </style:style>
    <style:style style:name="P18" style:family="paragraph" style:parent-style-name="Heading_20_3">
      <style:paragraph-properties fo:margin-top="0cm" fo:margin-bottom="0.101cm" style:contextual-spacing="false"/>
      <style:text-properties officeooo:paragraph-rsid="00197268"/>
    </style:style>
    <style:style style:name="P19" style:family="paragraph" style:parent-style-name="Heading_20_3">
      <style:paragraph-properties fo:margin-top="0cm" fo:margin-bottom="0.101cm" style:contextual-spacing="false"/>
      <style:text-properties officeooo:paragraph-rsid="00213fb8"/>
    </style:style>
    <style:style style:name="P20" style:family="paragraph" style:parent-style-name="Standard">
      <style:text-properties officeooo:rsid="000d4b49" officeooo:paragraph-rsid="000d4b49"/>
    </style:style>
    <style:style style:name="P21" style:family="paragraph" style:parent-style-name="Standard">
      <style:paragraph-properties fo:text-align="center" style:justify-single-word="false"/>
      <style:text-properties officeooo:rsid="000e2464" officeooo:paragraph-rsid="000e2464"/>
    </style:style>
    <style:style style:name="P22" style:family="paragraph" style:parent-style-name="Standard">
      <style:text-properties officeooo:rsid="000e2464" officeooo:paragraph-rsid="000e2464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officeooo:rsid="000e2464" officeooo:paragraph-rsid="000e2464"/>
    </style:style>
    <style:style style:name="P24" style:family="paragraph" style:parent-style-name="Standard" style:master-page-name="Standard">
      <style:paragraph-properties fo:text-align="center" style:justify-single-word="false" style:page-number="1" fo:break-before="page"/>
      <style:text-properties officeooo:rsid="000e2464" officeooo:paragraph-rsid="000d4b49"/>
    </style:style>
    <style:style style:name="P25" style:family="paragraph" style:parent-style-name="Table_20_Contents">
      <style:text-properties officeooo:rsid="00116c65" officeooo:paragraph-rsid="00116c65"/>
    </style:style>
    <style:style style:name="P26" style:family="paragraph" style:parent-style-name="Table_20_Contents">
      <style:text-properties officeooo:rsid="0013a515" officeooo:paragraph-rsid="0013a515"/>
    </style:style>
    <style:style style:name="P27" style:family="paragraph" style:parent-style-name="Text_20_body">
      <style:text-properties officeooo:rsid="001279ba" officeooo:paragraph-rsid="001279ba"/>
    </style:style>
    <style:style style:name="P28" style:family="paragraph" style:parent-style-name="Text_20_body">
      <style:text-properties officeooo:rsid="0013a515" officeooo:paragraph-rsid="0013a515"/>
    </style:style>
    <style:style style:name="P29" style:family="paragraph" style:parent-style-name="Text_20_body">
      <style:text-properties officeooo:rsid="0013a515" officeooo:paragraph-rsid="00164b8d"/>
    </style:style>
    <style:style style:name="P30" style:family="paragraph" style:parent-style-name="Text_20_body">
      <style:text-properties officeooo:rsid="00164b8d" officeooo:paragraph-rsid="00164b8d"/>
    </style:style>
    <style:style style:name="P31" style:family="paragraph" style:parent-style-name="Text_20_body">
      <style:text-properties officeooo:rsid="0017ff27" officeooo:paragraph-rsid="0017ff27"/>
    </style:style>
    <style:style style:name="P32" style:family="paragraph" style:parent-style-name="Text_20_body">
      <style:text-properties officeooo:rsid="00197268" officeooo:paragraph-rsid="00197268"/>
    </style:style>
    <style:style style:name="P33" style:family="paragraph" style:parent-style-name="Text_20_body">
      <style:text-properties officeooo:rsid="001a567d" officeooo:paragraph-rsid="001a567d"/>
    </style:style>
    <style:style style:name="P34" style:family="paragraph" style:parent-style-name="Text_20_body">
      <style:text-properties officeooo:rsid="001a567d" officeooo:paragraph-rsid="00213fb8"/>
    </style:style>
    <style:style style:name="P35" style:family="paragraph" style:parent-style-name="Text_20_body">
      <style:text-properties officeooo:rsid="001cadd3" officeooo:paragraph-rsid="001cadd3"/>
    </style:style>
    <style:style style:name="P36" style:family="paragraph" style:parent-style-name="Text_20_body">
      <style:paragraph-properties fo:break-before="page"/>
      <style:text-properties officeooo:rsid="0013a515" officeooo:paragraph-rsid="0013a515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3a515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7268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13fb8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7ff27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08b3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7268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7268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13fb8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1ffb51"/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c522f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1a567d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213fb8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75" style:family="paragraph" style:parent-style-name="Text_20_body">
      <style:paragraph-properties fo:margin-top="0cm" fo:margin-bottom="0.101cm" style:contextual-spacing="false"/>
    </style:style>
    <style:style style:name="P76" style:family="paragraph" style:parent-style-name="Text_20_body">
      <style:paragraph-properties fo:margin-top="0cm" fo:margin-bottom="0.101cm" style:contextual-spacing="false"/>
      <style:text-properties officeooo:rsid="0017ff27" officeooo:paragraph-rsid="0017ff27"/>
    </style:style>
    <style:style style:name="P77" style:family="paragraph" style:parent-style-name="Text_20_body">
      <style:paragraph-properties fo:margin-top="0cm" fo:margin-bottom="0.101cm" style:contextual-spacing="false"/>
      <style:text-properties officeooo:rsid="001908b3" officeooo:paragraph-rsid="001908b3"/>
    </style:style>
    <style:style style:name="P78" style:family="paragraph" style:parent-style-name="Text_20_body">
      <style:paragraph-properties fo:margin-top="0cm" fo:margin-bottom="0.101cm" style:contextual-spacing="false"/>
      <style:text-properties officeooo:rsid="00197268" officeooo:paragraph-rsid="00197268"/>
    </style:style>
    <style:style style:name="P79" style:family="paragraph" style:parent-style-name="Text_20_body">
      <style:paragraph-properties fo:margin-top="0cm" fo:margin-bottom="0.101cm" style:contextual-spacing="false"/>
      <style:text-properties officeooo:rsid="001a567d" officeooo:paragraph-rsid="001a567d"/>
    </style:style>
    <style:style style:name="P80" style:family="paragraph" style:parent-style-name="Text_20_body">
      <style:paragraph-properties fo:margin-top="0cm" fo:margin-bottom="0.101cm" style:contextual-spacing="false"/>
      <style:text-properties officeooo:rsid="001a567d" officeooo:paragraph-rsid="00213fb8"/>
    </style:style>
    <style:style style:name="P8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8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8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84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85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86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1ffb51"/>
    </style:style>
    <style:style style:name="P8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8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8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9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9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9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9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9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3a515" officeooo:paragraph-rsid="001908b3"/>
    </style:style>
    <style:style style:name="P9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9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9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fb51"/>
    </style:style>
    <style:style style:name="P9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fb51"/>
    </style:style>
    <style:style style:name="P9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fb51"/>
    </style:style>
    <style:style style:name="P10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03b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268" style:font-weight-asian="bold" style:font-weight-complex="bold"/>
    </style:style>
    <style:style style:name="T3" style:family="text">
      <style:text-properties fo:font-weight="bold" officeooo:rsid="001a567d" style:font-weight-asian="bold" style:font-weight-complex="bold"/>
    </style:style>
    <style:style style:name="T4" style:family="text">
      <style:text-properties officeooo:rsid="00197268"/>
    </style:style>
    <style:style style:name="T5" style:family="text">
      <style:text-properties officeooo:rsid="001a567d"/>
    </style:style>
    <style:style style:name="T6" style:family="text">
      <style:text-properties officeooo:rsid="001c522f"/>
    </style:style>
    <style:style style:name="T7" style:family="text">
      <style:text-properties officeooo:rsid="001ced45"/>
    </style:style>
    <style:style style:name="T8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officeooo:rsid="001e64fa"/>
    </style:style>
    <style:style style:name="T12" style:family="text">
      <style:text-properties officeooo:rsid="001f5a7e"/>
    </style:style>
    <style:style style:name="T13" style:family="text">
      <style:text-properties officeooo:rsid="001ffb51"/>
    </style:style>
    <style:style style:name="T14" style:family="text">
      <style:text-properties officeooo:rsid="00203b02"/>
    </style:style>
    <style:style style:name="T15" style:family="text">
      <style:text-properties officeooo:rsid="00213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ocumentation API Models Kit Database</text:p>
      <text:p text:style-name="P21"/>
      <text:p text:style-name="P24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_Toc250_4067557380" text:style-name="Index_20_Link" text:visited-style-name="Index_20_Link">Révisions<text:tab/>2</text:a></text:p>
          <text:p text:style-name="P1"><text:a xlink:type="simple" xlink:href="#__RefHeading___Toc284_4067557380" text:style-name="Index_20_Link" text:visited-style-name="Index_20_Link">Description et fonctionnement<text:tab/>3</text:a></text:p>
          <text:p text:style-name="P1"><text:a xlink:type="simple" xlink:href="#__RefHeading___Toc357_4067557380" text:style-name="Index_20_Link" text:visited-style-name="Index_20_Link">Définitions<text:tab/>3</text:a></text:p>
          <text:p text:style-name="P1"><text:a xlink:type="simple" xlink:href="#__RefHeading___Toc286_4067557380" text:style-name="Index_20_Link" text:visited-style-name="Index_20_Link">Définitions des routes<text:tab/>4</text:a></text:p>
          <text:p text:style-name="P2"><text:a xlink:type="simple" xlink:href="#__RefHeading___Toc376_4067557380" text:style-name="Index_20_Link" text:visited-style-name="Index_20_Link">Country<text:tab/>4</text:a></text:p>
          <text:p text:style-name="P3"><text:a xlink:type="simple" xlink:href="#__RefHeading___Toc290_40675573801" text:style-name="Index_20_Link" text:visited-style-name="Index_20_Link">chemin de base :<text:tab/>4</text:a></text:p>
          <text:p text:style-name="P3"><text:a xlink:type="simple" xlink:href="#__RefHeading___Toc292_40675573802" text:style-name="Index_20_Link" text:visited-style-name="Index_20_Link">Rôle :<text:tab/>4</text:a></text:p>
          <text:p text:style-name="P3"><text:a xlink:type="simple" xlink:href="#__RefHeading___Toc294_40675573802" text:style-name="Index_20_Link" text:visited-style-name="Index_20_Link">méthodes<text:tab/>4</text:a></text:p>
          <text:p text:style-name="P2"><text:a xlink:type="simple" xlink:href="#__RefHeading___Toc469_4067557380" text:style-name="Index_20_Link" text:visited-style-name="Index_20_Link">Utilisateurs<text:tab/>5</text:a></text:p>
          <text:p text:style-name="P3"><text:a xlink:type="simple" xlink:href="#__RefHeading___Toc290_40675573802" text:style-name="Index_20_Link" text:visited-style-name="Index_20_Link">chemin de base :<text:tab/>5</text:a></text:p>
          <text:p text:style-name="P3"><text:a xlink:type="simple" xlink:href="#__RefHeading___Toc292_40675573803" text:style-name="Index_20_Link" text:visited-style-name="Index_20_Link">Rôle :<text:tab/>5</text:a></text:p>
          <text:p text:style-name="P3"><text:a xlink:type="simple" xlink:href="#__RefHeading___Toc294_40675573803" text:style-name="Index_20_Link" text:visited-style-name="Index_20_Link">méthodes<text:tab/>5</text:a></text:p>
          <text:p text:style-name="P2"><text:a xlink:type="simple" xlink:href="#__RefHeading___Toc471_4067557380" text:style-name="Index_20_Link" text:visited-style-name="Index_20_Link">Authentification<text:tab/>6</text:a></text:p>
          <text:p text:style-name="P3"><text:a xlink:type="simple" xlink:href="#__RefHeading___Toc290_40675573803" text:style-name="Index_20_Link" text:visited-style-name="Index_20_Link">chemin de base :<text:tab/>6</text:a></text:p>
          <text:p text:style-name="P3"><text:a xlink:type="simple" xlink:href="#__RefHeading___Toc292_40675573804" text:style-name="Index_20_Link" text:visited-style-name="Index_20_Link">Rôle :<text:tab/>6</text:a></text:p>
          <text:p text:style-name="P3"><text:a xlink:type="simple" xlink:href="#__RefHeading___Toc294_40675573804" text:style-name="Index_20_Link" text:visited-style-name="Index_20_Link">méthodes<text:tab/>6</text:a></text:p>
          <text:p text:style-name="P2"><text:a xlink:type="simple" xlink:href="#__RefHeading___Toc473_4067557380" text:style-name="Index_20_Link" text:visited-style-name="Index_20_Link">Refresh authentification<text:tab/>6</text:a></text:p>
          <text:p text:style-name="P3"><text:a xlink:type="simple" xlink:href="#__RefHeading___Toc290_40675573804" text:style-name="Index_20_Link" text:visited-style-name="Index_20_Link">chemin de base :<text:tab/>6</text:a></text:p>
          <text:p text:style-name="P3"><text:a xlink:type="simple" xlink:href="#__RefHeading___Toc292_40675573805" text:style-name="Index_20_Link" text:visited-style-name="Index_20_Link">Rôle :<text:tab/>6</text:a></text:p>
          <text:p text:style-name="P3"><text:a xlink:type="simple" xlink:href="#__RefHeading___Toc294_40675573805" text:style-name="Index_20_Link" text:visited-style-name="Index_20_Link">méthodes<text:tab/>6</text:a></text:p>
          <text:p text:style-name="P2"><text:a xlink:type="simple" xlink:href="#__RefHeading___Toc568_4067557380" text:style-name="Index_20_Link" text:visited-style-name="Index_20_Link">Déconnexion<text:tab/>7</text:a></text:p>
          <text:p text:style-name="P3"><text:a xlink:type="simple" xlink:href="#__RefHeading___Toc290_406755738041" text:style-name="Index_20_Link" text:visited-style-name="Index_20_Link">chemin de base :<text:tab/>7</text:a></text:p>
          <text:p text:style-name="P3"><text:a xlink:type="simple" xlink:href="#__RefHeading___Toc292_406755738051" text:style-name="Index_20_Link" text:visited-style-name="Index_20_Link">Rôle :<text:tab/>7</text:a></text:p>
          <text:p text:style-name="P3"><text:a xlink:type="simple" xlink:href="#__RefHeading___Toc294_406755738051" text:style-name="Index_20_Link" text:visited-style-name="Index_20_Link">méthodes<text:tab/>7</text:a></text:p>
          <text:p text:style-name="P2"><text:a xlink:type="simple" xlink:href="#__RefHeading___Toc288_4067557380" text:style-name="Index_20_Link" text:visited-style-name="Index_20_Link">nom de la route<text:tab/>8</text:a></text:p>
          <text:p text:style-name="P3"><text:a xlink:type="simple" xlink:href="#__RefHeading___Toc290_4067557380" text:style-name="Index_20_Link" text:visited-style-name="Index_20_Link">chemin de base :<text:tab/>8</text:a></text:p>
          <text:p text:style-name="P3"><text:a xlink:type="simple" xlink:href="#__RefHeading___Toc292_4067557380" text:style-name="Index_20_Link" text:visited-style-name="Index_20_Link">Rôle :<text:tab/>8</text:a></text:p>
          <text:p text:style-name="P3"><text:a xlink:type="simple" xlink:href="#__RefHeading___Toc294_4067557380" text:style-name="Index_20_Link" text:visited-style-name="Index_20_Link">méthodes<text:tab/>8</text:a></text:p>
        </text:index-body>
      </text:table-of-content>
      <text:p text:style-name="P22"/>
      <text:h text:style-name="P8" text:outline-level="1"><text:bookmark-start text:name="__RefHeading___Toc250_4067557380"/>Révisions<text:bookmark-end text:name="__RefHeading___Toc250_4067557380"/></text:h>
      <table:table table:name="Tableau1" table:style-name="Tableau1">
        <table:table-column table:style-name="Tableau1.A" table:number-columns-repeated="3"/>
        <table:table-row table:style-name="TableLine3043191781488">
          <table:table-cell table:style-name="Tableau1.A1" office:value-type="string">
            <text:p text:style-name="P25">Version</text:p>
          </table:table-cell>
          <table:table-cell table:style-name="Tableau1.A1" office:value-type="string">
            <text:p text:style-name="P25">Date</text:p>
          </table:table-cell>
          <table:table-cell table:style-name="Tableau1.C1" office:value-type="string">
            <text:p text:style-name="P25">Auteur</text:p>
          </table:table-cell>
        </table:table-row>
        <table:table-row table:style-name="TableLine3043191781488">
          <table:table-cell table:style-name="Tableau1.A2" office:value-type="string">
            <text:p text:style-name="P26">1.0</text:p>
          </table:table-cell>
          <table:table-cell table:style-name="Tableau1.A2" office:value-type="string">
            <text:p text:style-name="P26">03/02/2023</text:p>
          </table:table-cell>
          <table:table-cell table:style-name="Tableau1.C2" office:value-type="string">
            <text:p text:style-name="P26">G. Crégut</text:p>
          </table:table-cell>
        </table:table-row>
        <table:table-row table:style-name="TableLine30431917814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30431917814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30431917814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30431917814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30431917814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20"/>
      <text:h text:style-name="P7" text:outline-level="1"><text:bookmark-start text:name="__RefHeading___Toc284_4067557380"/>Description et fonctionnement<text:bookmark-end text:name="__RefHeading___Toc284_4067557380"/></text:h>
      <text:p text:style-name="P27">L’API fournie les informations et les méthodes nécessaires au fonctionnement du site Models Kit Database.</text:p>
      <text:p text:style-name="P27">L’accès à certaines informations sont libre de connexion, alors que d’autres sont soumises à authentification, voir à autorisation.</text:p>
      <text:p text:style-name="P28">L’authentification se base sur une double utilisation de tokens, un de courte vie et dynamique, l’autre permettant de rafraîchir le premier.</text:p>
      <text:h text:style-name="Heading_20_1" text:outline-level="1"><text:bookmark-start text:name="__RefHeading___Toc357_4067557380"/>Définitions<text:bookmark-end text:name="__RefHeading___Toc357_4067557380"/></text:h>
      <text:p text:style-name="P30">Toutes les routes définies ci dessous se réfèrent à l’URL de base de l’API, te que définie ci-dessous :</text:p>
      <text:p text:style-name="P30">http://url.du.serveur/api/</text:p>
      <text:p text:style-name="P35">Les méthodes marquées d’un astérisque (*) sont des routes protégées, uniquement accessibles à un utilisateur connecté.</text:p>
      <text:p text:style-name="P35">Les méthodes marquées d’un double astérisque (**) sont des méthodes soumises à autorisation suivant le niveau de l’utilisateur.</text:p>
      <text:p text:style-name="P29"/>
      <text:h text:style-name="P7" text:outline-level="1"><text:bookmark-start text:name="__RefHeading___Toc286_4067557380"/>Définitions des routes<text:bookmark-end text:name="__RefHeading___Toc286_4067557380"/></text:h>
      <text:h text:style-name="P10" text:outline-level="2"><text:bookmark-start text:name="__RefHeading___Toc376_4067557380"/>Country<text:bookmark-end text:name="__RefHeading___Toc376_4067557380"/></text:h>
      <text:h text:style-name="P16" text:outline-level="3"><text:bookmark-start text:name="__RefHeading___Toc290_40675573801"/>chemin de base : <text:bookmark-end text:name="__RefHeading___Toc290_40675573801"/></text:h>
      <text:p text:style-name="P76">country/</text:p>
      <text:h text:style-name="P16" text:outline-level="3"><text:bookmark-start text:name="__RefHeading___Toc292_40675573802"/>Rôle : <text:bookmark-end text:name="__RefHeading___Toc292_40675573802"/></text:h>
      <text:p text:style-name="P31">Permet la gestion et la récupération des pays dans la base de données</text:p>
      <text:h text:style-name="P16" text:outline-level="3"><text:bookmark-start text:name="__RefHeading___Toc294_40675573802"/>méthodes <text:bookmark-end text:name="__RefHeading___Toc294_40675573802"/></text:h>
      <text:p text:style-name="P46"><text:span text:style-name="T1">get</text:span> : </text:p>
      <text:p text:style-name="P96"><text:span text:style-name="T9">données en sortie</text:span> : <text:span text:style-name="T13">Tableau d’objets JSON représentant la liste des pays. 404 si aucun résultat, 500 en cas de défaut serveur</text:span></text:p>
      <text:p text:style-name="P42"><text:span text:style-name="T1">get id </text:span>:</text:p>
      <text:p text:style-name="P56"><text:span text:style-name="T9">données en entrée</text:span> : <text:span text:style-name="T13">id du pays dans l’URL de la requête</text:span></text:p>
      <text:p text:style-name="P97"><text:span text:style-name="T9">données en sortie</text:span> : <text:span text:style-name="T13">Objet JSON représentant la liste des pays. 404 si aucun résultat, 500 en cas de défaut serveur</text:span></text:p>
      <text:p text:style-name="P42"><text:span text:style-name="T1">post*</text:span> :</text:p>
      <text:p text:style-name="P56"><text:span text:style-name="T9">données en entrée</text:span> : <text:span text:style-name="T13">Objet JSON contenant name le nom du pays.</text:span></text:p>
      <text:p text:style-name="P51"><text:span text:style-name="T9">données en sortie</text:span> :<text:span text:style-name="T13">422 si les données ne sont pas valides, 500 en cas d’erreur serveur</text:span></text:p>
      <text:p text:style-name="P42"><text:span text:style-name="T1">put**</text:span> :</text:p>
      <text:p text:style-name="P97"><text:span text:style-name="T9">données en entrée</text:span> : <text:span text:style-name="T13">Objet JSON contenant name le nom du pays.</text:span></text:p>
      <text:p text:style-name="P86">Id du pays à modifier dans l’URL de la requête</text:p>
      <text:p text:style-name="P97"><text:span text:style-name="T9">données en sortie</text:span> : <text:span text:style-name="T13">422 si les données ne sont pas valides, 500 en cas d’erreur serveur.<text:line-break/></text:span><text:span text:style-name="T14">404 si le pays n’existe pas</text:span></text:p>
      <text:p text:style-name="P55">Objet JSON représentant le pays modifié. (id et name)</text:p>
      <text:p text:style-name="P42"><text:span text:style-name="T1">delete** </text:span>:</text:p>
      <text:p text:style-name="P56"><text:span text:style-name="T9">données en entrée</text:span> : <text:span text:style-name="T14">id du pays à supprimer dans l’URL de la requête.</text:span></text:p>
      <text:p text:style-name="P100"><text:span text:style-name="T9">données en sortie</text:span> : <text:span text:style-name="T13">422 si les données ne sont pas valides, 500 en cas d’erreur serveur.<text:line-break/></text:span><text:span text:style-name="T14">404 si le pays n’existe pas, 204 si la requête aboutit</text:span></text:p>
      <text:p text:style-name="P38"/>
      <text:h text:style-name="P12" text:outline-level="2"><text:bookmark-start text:name="__RefHeading___Toc469_4067557380"/>Utilisateurs<text:bookmark-end text:name="__RefHeading___Toc469_4067557380"/></text:h>
      <text:h text:style-name="P17" text:outline-level="3"><text:bookmark-start text:name="__RefHeading___Toc290_40675573802"/>chemin de base : <text:bookmark-end text:name="__RefHeading___Toc290_40675573802"/></text:h>
      <text:p text:style-name="P77">users/</text:p>
      <text:h text:style-name="P17" text:outline-level="3"><text:bookmark-start text:name="__RefHeading___Toc292_40675573803"/>Rôle : <text:bookmark-end text:name="__RefHeading___Toc292_40675573803"/></text:h>
      <text:p text:style-name="P35">Permet l’ajout, la suppression la modification et la lecture des utilisateurs.</text:p>
      <text:h text:style-name="P17" text:outline-level="3"><text:bookmark-start text:name="__RefHeading___Toc294_40675573803"/>méthodes <text:bookmark-end text:name="__RefHeading___Toc294_40675573803"/></text:h>
      <text:p text:style-name="P47"><text:span text:style-name="T1">get*</text:span> : </text:p>
      <text:p text:style-name="P90"><text:span text:style-name="T9">données en sortie</text:span> : <text:span text:style-name="T11">tableau d’objets JSON contenant les informations d’un utilisateur. 404 si aucun utilisateurs, et 500 en cas de défaut serveur</text:span></text:p>
      <text:p text:style-name="P43"><text:span text:style-name="T1">get id* </text:span>:</text:p>
      <text:p text:style-name="P90"><text:span text:style-name="T9">données en entrée</text:span> : <text:span text:style-name="T11">id de l’utilisateur à récupérer, dans l’URL de la requête.</text:span></text:p>
      <text:p text:style-name="P92"><text:span text:style-name="T9">données en sortie</text:span> :<text:span text:style-name="T11">objet JSON représentant les données d’un utilisateur. Si l’utilisateur n’existe pas erreur 404. En cas de défaut serveur code 500.</text:span></text:p>
      <text:p text:style-name="P43"><text:span text:style-name="T1">post</text:span> :</text:p>
      <text:p text:style-name="P73"><text:span text:style-name="T9">données en entrée</text:span> : <text:span text:style-name="T11">Objet JSON contenant :</text:span></text:p>
      <text:p text:style-name="P53">firstname,lastname,password,rank(optionnel),email, login</text:p>
      <text:p text:style-name="P66"><text:span text:style-name="T9">données en sortie</text:span> : <text:span text:style-name="T12">Si une des données est absente ou erronnée : 422</text:span></text:p>
      <text:p text:style-name="P66"><text:span text:style-name="T12">Si l’utilisateur existe déjà (login ou email déjà présents) : 409.</text:span></text:p>
      <text:p text:style-name="P69">En cas de défaut serveur : 500</text:p>
      <text:p text:style-name="P54">si la requête aboutit, un objet JSON représentant l’utilisateur ajouté avec son ID.</text:p>
      <text:p text:style-name="P43"><text:span text:style-name="T1">put*</text:span> :</text:p>
      <text:p text:style-name="P74"><text:span text:style-name="T9">données en entrée</text:span> : <text:span text:style-name="T11">Objet JSON contenant :</text:span></text:p>
      <text:p text:style-name="P70">firstname, lastname, password, rank, email, login</text:p>
      <text:p text:style-name="P69">Ces valeurs sont optionnelles</text:p>
      <text:p text:style-name="P54">id de l’utilisateur dans l’URL.</text:p>
      <text:p text:style-name="P93"><text:span text:style-name="T9">données en sortie</text:span> :<text:span text:style-name="T12">Si une des données est absente ou erronée : 422. Si l’utilisateur n’existe pas erreur 404, en cas d’erreur serveur 500, et si l’opération réussie, 204.</text:span></text:p>
      <text:p text:style-name="P43"><text:span text:style-name="T1">delete* </text:span>:</text:p>
      <text:p text:style-name="P59"><text:span text:style-name="T9">données en entrée</text:span> :<text:span text:style-name="T12">id de l’utilisateur dans l’URL.</text:span></text:p>
      <text:p text:style-name="P90"><text:span text:style-name="T9">données en sortie</text:span> : <text:span text:style-name="T12">Si l’id n’est pas bonne 422, si l’utilisateur n’existe pas 404.<text:line-break/>En cas de défaut serveur 500. Si l’opération réussie, 204.</text:span></text:p>
      <text:p text:style-name="P94"/>
      <text:p text:style-name="P39"/>
      <text:h text:style-name="P13" text:outline-level="2"><text:bookmark-start text:name="__RefHeading___Toc471_4067557380"/><text:span text:style-name="T7">A</text:span>uthentification<text:bookmark-end text:name="__RefHeading___Toc471_4067557380"/></text:h>
      <text:h text:style-name="P18" text:outline-level="3"><text:bookmark-start text:name="__RefHeading___Toc290_40675573803"/>chemin de base : <text:bookmark-end text:name="__RefHeading___Toc290_40675573803"/></text:h>
      <text:p text:style-name="P78">auth/</text:p>
      <text:h text:style-name="P18" text:outline-level="3"><text:bookmark-start text:name="__RefHeading___Toc292_40675573804"/>Rôle : <text:bookmark-end text:name="__RefHeading___Toc292_40675573804"/></text:h>
      <text:p text:style-name="P32">Gère l’authentification d’un utilisateur auprès de l’API.</text:p>
      <text:h text:style-name="P18" text:outline-level="3"><text:bookmark-start text:name="__RefHeading___Toc294_40675573804"/>méthodes <text:bookmark-end text:name="__RefHeading___Toc294_40675573804"/></text:h>
      <text:p text:style-name="P48"><text:span text:style-name="T2">g</text:span><text:span text:style-name="T1">et,</text:span><text:span text:style-name="T2">put,delete</text:span> : </text:p>
      <text:p text:style-name="P60"><text:span text:style-name="T9">données en sortie</text:span> : <text:span text:style-name="T4">erreur 404</text:span></text:p>
      <text:p text:style-name="P44"><text:span text:style-name="T1">post</text:span> :</text:p>
      <text:p text:style-name="P63"><text:span text:style-name="T9">données en entrée</text:span> : <text:span text:style-name="T6">objet json avec username et password.</text:span></text:p>
      <text:p text:style-name="P81"><text:span text:style-name="T9">données en sortie</text:span> : <text:span text:style-name="T6">si les données en entrées ne sont pas bonnes, erreur 422. Si l’utilisateur n’existe pas, erreur 404. En cas de souci serveur : 500, si l’utilisateur à fourni de mauvaises informations, 401. En cas de succès, renvoie le token de refresh en cookie et le token d’accès en JSON</text:span></text:p>
      <text:h text:style-name="P11" text:outline-level="2"><text:bookmark-start text:name="__RefHeading___Toc473_4067557380"/>Refresh authentification<text:bookmark-end text:name="__RefHeading___Toc473_4067557380"/></text:h>
      <text:h text:style-name="P18" text:outline-level="3"><text:bookmark-start text:name="__RefHeading___Toc290_40675573804"/>chemin de base : <text:bookmark-end text:name="__RefHeading___Toc290_40675573804"/></text:h>
      <text:p text:style-name="P79">refresh/</text:p>
      <text:h text:style-name="P18" text:outline-level="3"><text:bookmark-start text:name="__RefHeading___Toc292_40675573805"/>Rôle : <text:bookmark-end text:name="__RefHeading___Toc292_40675573805"/></text:h>
      <text:p text:style-name="P33">Permet, grâce au token stocké dans le cookie de recréer un token d’accès</text:p>
      <text:h text:style-name="P18" text:outline-level="3"><text:bookmark-start text:name="__RefHeading___Toc294_40675573805"/>méthodes <text:bookmark-end text:name="__RefHeading___Toc294_40675573805"/></text:h>
      <text:p text:style-name="P48"><text:span text:style-name="T3">post</text:span><text:span text:style-name="T1"> </text:span> <text:span text:style-name="T3">put, delete</text:span>: </text:p>
      <text:p text:style-name="P60"><text:span text:style-name="T9">données en sortie</text:span> : <text:span text:style-name="T5">erreur 404</text:span></text:p>
      <text:p text:style-name="P44"><text:span text:style-name="T3">get</text:span> :</text:p>
      <text:p text:style-name="P60"><text:span text:style-name="T9">données en entrée</text:span> : <text:span text:style-name="T5">cookie stocké de refresh</text:span></text:p>
      <text:p text:style-name="P67"><text:span text:style-name="T9">données en sortie</text:span> : <text:span text:style-name="T5">json contenant le nouveau token d’authentification</text:span></text:p>
      <text:p text:style-name="P71">Si le cookie est absent : erreur 401. Si il y a un problème avec le token en cookie:403.</text:p>
      <text:p text:style-name="P71">Erreur serveur : 500</text:p>
      <text:p text:style-name="P52"/>
      <text:p text:style-name="P52"/>
      <text:h text:style-name="P14" text:outline-level="2"><text:bookmark-start text:name="__RefHeading___Toc568_4067557380"/>Déconnexion<text:bookmark-end text:name="__RefHeading___Toc568_4067557380"/></text:h>
      <text:h text:style-name="P19" text:outline-level="3"><text:bookmark-start text:name="__RefHeading___Toc290_406755738041"/>chemin de base : <text:bookmark-end text:name="__RefHeading___Toc290_406755738041"/></text:h>
      <text:p text:style-name="P80"><text:span text:style-name="T15">logout</text:span>/</text:p>
      <text:h text:style-name="P19" text:outline-level="3"><text:bookmark-start text:name="__RefHeading___Toc292_406755738051"/>Rôle : <text:bookmark-end text:name="__RefHeading___Toc292_406755738051"/></text:h>
      <text:p text:style-name="P34">Permet, grâce au token stocké dans le cookie de recréer un token d’accès</text:p>
      <text:h text:style-name="P19" text:outline-level="3"><text:bookmark-start text:name="__RefHeading___Toc294_406755738051"/>méthodes <text:bookmark-end text:name="__RefHeading___Toc294_406755738051"/></text:h>
      <text:p text:style-name="P50"><text:span text:style-name="T3">post</text:span><text:span text:style-name="T1"> </text:span> <text:span text:style-name="T3">put, delete</text:span>: </text:p>
      <text:p text:style-name="P64"><text:span text:style-name="T9">données en sortie</text:span> : <text:span text:style-name="T5">erreur 404</text:span></text:p>
      <text:p text:style-name="P45"><text:span text:style-name="T3">get</text:span> :</text:p>
      <text:p text:style-name="P64"><text:span text:style-name="T9">données en entrée</text:span> : <text:span text:style-name="T5">cookie stocké de refresh</text:span></text:p>
      <text:p text:style-name="P68"><text:span text:style-name="T9">données en sortie</text:span> : <text:span text:style-name="T5">Si le token en cookie </text:span><text:span text:style-name="T15">n’est pas trouvé dans le système </text:span><text:span text:style-name="T5">:40</text:span><text:span text:style-name="T15">4</text:span><text:span text:style-name="T5">.</text:span></text:p>
      <text:p text:style-name="P72">Erreur serveur : 500. <text:span text:style-name="T15">Si la requête aboutit, 204.</text:span></text:p>
      <text:p text:style-name="P36">template définition routes :</text:p>
      <text:h text:style-name="P9" text:outline-level="2"><text:bookmark-start text:name="__RefHeading___Toc288_4067557380"/>nom de la route<text:bookmark-end text:name="__RefHeading___Toc288_4067557380"/></text:h>
      <text:h text:style-name="P15" text:outline-level="3"><text:bookmark-start text:name="__RefHeading___Toc290_4067557380"/>chemin de base : <text:bookmark-end text:name="__RefHeading___Toc290_4067557380"/></text:h>
      <text:p text:style-name="P75"/>
      <text:h text:style-name="P15" text:outline-level="3"><text:bookmark-start text:name="__RefHeading___Toc292_4067557380"/>Rôle : <text:bookmark-end text:name="__RefHeading___Toc292_4067557380"/></text:h>
      <text:p text:style-name="Text_20_body"/>
      <text:h text:style-name="P15" text:outline-level="3"><text:bookmark-start text:name="__RefHeading___Toc294_4067557380"/>méthodes <text:bookmark-end text:name="__RefHeading___Toc294_4067557380"/></text:h>
      <text:p text:style-name="P40"><text:span text:style-name="T1">get</text:span> : </text:p>
      <text:p text:style-name="P82"><text:span text:style-name="T9">données en sortie</text:span> :</text:p>
      <text:p text:style-name="P41"><text:span text:style-name="T1">get id </text:span>:</text:p>
      <text:p text:style-name="P82"><text:span text:style-name="T9">données en entrée</text:span> :</text:p>
      <text:p text:style-name="P84">données en sortie<text:span text:style-name="T10"> :</text:span></text:p>
      <text:p text:style-name="P41"><text:span text:style-name="T1">post</text:span> :</text:p>
      <text:p text:style-name="P82"><text:span text:style-name="T9">données en entrée </text:span>:</text:p>
      <text:p text:style-name="P85"><text:span text:style-name="T9">données en sortie</text:span> :</text:p>
      <text:p text:style-name="P41"><text:span text:style-name="T1">put</text:span> :</text:p>
      <text:p text:style-name="P88">données en entrée<text:span text:style-name="T10"> :</text:span></text:p>
      <text:p text:style-name="P85"><text:span text:style-name="T9">données en sortie</text:span> :</text:p>
      <text:p text:style-name="P41"><text:span text:style-name="T1">delete </text:span>:</text:p>
      <text:p text:style-name="P82"><text:span text:style-name="T9">données en entrée </text:span>:</text:p>
      <text:p text:style-name="P85"><text:span text:style-name="T9">données en sortie</text:span> :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b49" officeooo:paragraph-rsid="000d4b49"/>
    </style:style>
    <style:style style:name="MP2" style:family="paragraph" style:parent-style-name="Footer">
      <style:text-properties officeooo:rsid="000d4b49" officeooo:paragraph-rsid="000d4b49"/>
    </style:style>
    <style:style style:name="M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157cm" svg:y="24.67cm" svg:width="2.117cm" svg:height="0.503cm" draw:z-index="7"><draw:image xlink:href="Pictures/1000020000000050000000138B29FA6D9DF182CA.gif" xlink:type="simple" xlink:show="embed" xlink:actuate="onLoad" draw:mime-type="image/gif"/></draw:frame>Models Kit Database API</text:p>
      </style:header>
      <style:footer>
        <text:section text:style-name="MSect1" text:name="Section1">
          <text:p text:style-name="MP2"/>
          <text:p text:style-name="MP3"><text:page-number text:select-page="current">8</text:page-number>/<text:page-count>10</text:page-count></text:p>
        </text:section>
        <text:p text:style-name="MP2">Copyright 2023 Editiel 98, tous droits réservés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2:01:05.049000000</meta:creation-date>
    <dc:date>2023-02-03T18:57:00.128000000</dc:date>
    <meta:editing-duration>PT3H43M31S</meta:editing-duration>
    <meta:editing-cycles>21</meta:editing-cycles>
    <meta:generator>LibreOffice/7.1.4.2$Windows_X86_64 LibreOffice_project/a529a4fab45b75fefc5b6226684193eb000654f6</meta:generator>
    <meta:document-statistic meta:table-count="1" meta:image-count="1" meta:object-count="0" meta:page-count="10" meta:paragraph-count="154" meta:word-count="966" meta:character-count="5416" meta:non-whitespace-character-count="4578"/>
  </office:meta>
</office:document-meta>
</file>